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332cm" fo:min-width="2.282cm" fo:padding-top="0.134cm" fo:padding-bottom="0.134cm" fo:padding-left="0.259cm" fo:padding-right="0.25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40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bottom" draw:auto-grow-height="false" fo:min-height="0.313cm" fo:min-width="0.401cm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-color="#ffffff"/>
      <style:paragraph-properties fo:text-align="center"/>
      <style:text-properties style:font-name="Liberation Serif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top="0cm" fo:margin-bottom="0cm" fo:line-height="100%" fo:text-align="center"/>
      <style:text-properties style:font-name="Liberation Serif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/>
      <style:text-properties style:font-name="Liberation Serif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1.6cm" svg:x="4.182cm" svg:y="2.768cm">
          <draw:glue-point draw:id="4" svg:x="2.55cm" svg:y="-5cm"/>
          <draw:glue-point draw:id="5" svg:x="-2.45cm" svg:y="-5cm"/>
          <text:p text:style-name="P1"><text:span text:style-name="T1">backgound </text:span></text:p>
          <text:p text:style-name="P1"><text:span text:style-name="T1">image sa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0.9cm" svg:height="0.9cm" svg:x="3.796cm" svg:y="1.085cm">
          <text:p text:style-name="P3"><text:span text:style-name="T1">su</text:span><text:span text:style-name="T1">pp</text:span><text:span text:style-name="T1">ort </text:span><text:span text:style-name="T1">su</text:span><text:span text:style-name="T1">rfa</text:span><text:span text:style-name="T1">ce </text:span></text:p>
          <text:p text:style-name="P3"><text:span text:style-name="T1">po</text:span><text:span text:style-name="T1">ly</text:span><text:span text:style-name="T1">go</text:span><text:span text:style-name="T1">n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xml:id="id3" draw:id="id3" draw:layer="layout" svg:width="0.9cm" svg:height="0.9cm" svg:x="6.446cm" svg:y="1.085cm">
          <text:p text:style-name="P5"><text:span text:style-name="T1">e</text:span><text:span text:style-name="T1">n</text:span><text:span text:style-name="T1">vi</text:span><text:span text:style-name="T1">ro</text:span><text:span text:style-name="T1">n</text:span><text:span text:style-name="T1">m</text:span><text:span text:style-name="T1">e</text:span><text:span text:style-name="T1">nt</text:span></text:p>
          <text:p text:style-name="P5"><text:span text:style-name="T1">se</text:span><text:span text:style-name="T1">q</text:span><text:span text:style-name="T1">u</text:span><text:span text:style-name="T1">e</text:span><text:span text:style-name="T1">n</text:span><text:span text:style-name="T1">c</text:span><text:span text:style-name="T1">es</text:span></text:p>
          <text:p text:style-name="P5"><text:span text:style-name="T1"/></text:p>
          <text:p text:style-name="P5"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2.8cm" svg:height="1.6cm" svg:x="0.097cm" svg:y="2.768cm">
          <text:p text:style-name="P1"><text:span text:style-name="T1">object </text:span></text:p>
          <text:p text:style-name="P1"><text:span text:style-name="T1">image sa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1.6cm" svg:x="0.098cm" svg:y="4.802cm">
          <text:p text:style-name="P1"><text:span text:style-name="T1">labeling too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0.9cm" svg:height="0.9cm" svg:x="7.697cm" svg:y="5.152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">augmented </text:span></text:p>
          <text:p text:style-name="P3"><text:span text:style-name="T1">datase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7" draw:id="id7" draw:layer="layout" svg:width="2.8cm" svg:height="1.6cm" svg:x="4.182cm" svg:y="4.802cm">
          <text:p text:style-name="P1"><text:span text:style-name="T1">data </text:span></text:p>
          <text:p text:style-name="P1"><text:span text:style-name="T1">augmentation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246cm" svg:y1="1.985cm" svg:x2="4.896cm" svg:y2="2.768cm" draw:start-shape="id1" draw:start-glue-point="7" draw:end-shape="id2" draw:end-glue-point="5" svg:d="M4246 1985v388h650v395" svg:viewBox="0 0 651 784">
          <text:p/>
        </draw:connector>
        <draw:connector draw:style-name="gr4" draw:text-style-name="P7" draw:layer="layout" svg:x1="6.896cm" svg:y1="1.985cm" svg:x2="6.296cm" svg:y2="2.768cm" draw:start-shape="id3" draw:start-glue-point="7" draw:end-shape="id2" draw:end-glue-point="4" svg:d="M6896 1985v388h-600v395" svg:viewBox="0 0 601 784">
          <text:p/>
        </draw:connector>
        <draw:connector draw:style-name="gr4" draw:text-style-name="P7" draw:layer="layout" svg:x1="1.497cm" svg:y1="1.968cm" svg:x2="1.497cm" svg:y2="2.768cm" draw:start-shape="id4" draw:start-glue-point="7" draw:end-shape="id5" draw:end-glue-point="0" svg:d="M1497 1968v800" svg:viewBox="0 0 1 801">
          <text:p/>
        </draw:connector>
        <draw:connector draw:style-name="gr4" draw:text-style-name="P7" draw:layer="layout" svg:x1="1.497cm" svg:y1="4.368cm" svg:x2="1.498cm" svg:y2="4.802cm" draw:start-shape="id5" draw:start-glue-point="2" draw:end-shape="id6" draw:end-glue-point="0" svg:d="M1497 4368v217h1v217" svg:viewBox="0 0 2 435">
          <text:p/>
        </draw:connector>
        <draw:connector draw:style-name="gr4" draw:text-style-name="P7" draw:layer="layout" svg:x1="5.582cm" svg:y1="4.368cm" svg:x2="5.582cm" svg:y2="4.802cm" draw:start-shape="id2" draw:start-glue-point="2" draw:end-shape="id7" draw:end-glue-point="0" svg:d="M5582 4368v434" svg:viewBox="0 0 1 435">
          <text:p/>
        </draw:connector>
        <draw:connector draw:style-name="gr4" draw:text-style-name="P7" draw:layer="layout" svg:x1="2.898cm" svg:y1="5.602cm" svg:x2="4.182cm" svg:y2="5.602cm" draw:start-shape="id6" draw:start-glue-point="1" draw:end-shape="id7" draw:end-glue-point="3" svg:d="M2898 5602h1284" svg:viewBox="0 0 1285 1">
          <text:p/>
        </draw:connector>
        <draw:connector draw:style-name="gr4" draw:text-style-name="P7" draw:layer="layout" svg:x1="6.982cm" svg:y1="5.602cm" svg:x2="7.697cm" svg:y2="5.602cm" draw:start-shape="id7" draw:start-glue-point="1" draw:end-shape="id8" draw:end-glue-point="6" svg:d="M6982 5602h715" svg:viewBox="0 0 716 1">
          <text:p/>
        </draw:connector>
        <draw:custom-shape draw:style-name="gr3" draw:text-style-name="P6" xml:id="id4" draw:id="id4" draw:layer="layout" svg:width="0.9cm" svg:height="0.9cm" svg:x="1.047cm" svg:y="1.068cm">
          <text:p text:style-name="P5"><text:span text:style-name="T1">objects</text:span></text:p>
          <text:p text:style-name="P5"><text:span text:style-name="T1">sequences</text:span></text:p>
          <text:p text:style-name="P5"><text:span text:style-name="T1"/></text:p>
          <text:p text:style-name="P5"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erif1" fo:font-family="'Liberation Serif'" style:font-style-name="Regular" style:font-family-generic="roman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2cm" fo:margin-left="0cm" fo:margin-right="0cm" fo:page-width="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3:53:31.471906626</meta:creation-date>
    <meta:generator>LibreOffice/5.1.6.2$Linux_X86_64 LibreOffice_project/10m0$Build-2</meta:generator>
    <dc:date>2019-06-25T18:45:08.116316022</dc:date>
    <meta:editing-duration>PT4H28M39S</meta:editing-duration>
    <meta:editing-cycles>5</meta:editing-cycles>
    <meta:document-statistic meta:object-count="15"/>
  </office:meta>
</office:document-meta>
</file>